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25cm" fo:min-width="0.75cm"/>
    </style:style>
    <style:style style:name="gr7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cm" svg:height="1cm" svg:x="5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3.749cm" svg:height="4.499cm" draw:transform="rotate (1.5707963267949) translate (5.75cm 11cm)" svg:viewBox="0 0 3750 4500" draw:points="0,0 3750,0 3750,2000 3250,2000 3250,2750 3750,2750 3750,4500 0,4500">
          <text:p/>
        </draw:polygon>
        <draw:custom-shape draw:style-name="gr3" draw:text-style-name="P2" draw:layer="layout" svg:width="1cm" svg:height="0.75cm" svg:x="9.75cm" svg:y="8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75cm" svg:y1="8.75cm" svg:x2="10.75cm" svg:y2="8.75cm">
          <text:p/>
        </draw:line>
        <draw:line draw:style-name="gr2" draw:text-style-name="P2" draw:layer="layout" svg:x1="7.75cm" svg:y1="7.843cm" svg:x2="8.5cm" svg:y2="7.843cm">
          <text:p/>
        </draw:line>
        <draw:custom-shape draw:style-name="gr4" draw:text-style-name="P3" draw:layer="layout" svg:width="0.25cm" svg:height="0.25cm" svg:x="8.373cm" svg:y="7.3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25cm" svg:y1="7.25cm" svg:x2="11cm" svg:y2="7.25cm">
          <text:p/>
        </draw:line>
        <draw:custom-shape draw:style-name="gr5" draw:text-style-name="P3" draw:layer="layout" svg:width="1.2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5cm" svg:height="0.5cm" svg:x="12.7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5cm" svg:y1="7.25cm" svg:x2="12.75cm" svg:y2="7.25cm">
          <text:p/>
        </draw:line>
        <draw:line draw:style-name="gr2" draw:text-style-name="P2" draw:layer="layout" svg:x1="14cm" svg:y1="7.25cm" svg:x2="14.75cm" svg:y2="7.25cm">
          <text:p/>
        </draw:line>
        <draw:line draw:style-name="gr2" draw:text-style-name="P2" draw:layer="layout" svg:x1="14.75cm" svg:y1="9cm" svg:x2="14.75cm" svg:y2="7.25cm">
          <text:p/>
        </draw:line>
        <draw:line draw:style-name="gr2" draw:text-style-name="P2" draw:layer="layout" svg:x1="14cm" svg:y1="9cm" svg:x2="15.5cm" svg:y2="9cm">
          <text:p/>
        </draw:line>
        <draw:line draw:style-name="gr2" draw:text-style-name="P2" draw:layer="layout" svg:x1="14cm" svg:y1="9.25cm" svg:x2="15.5cm" svg:y2="9.25cm">
          <text:p/>
        </draw:line>
        <draw:line draw:style-name="gr2" draw:text-style-name="P2" draw:layer="layout" svg:x1="14.75cm" svg:y1="11cm" svg:x2="14.75cm" svg:y2="9.25cm">
          <text:p/>
        </draw:line>
        <draw:line draw:style-name="gr2" draw:text-style-name="P2" draw:layer="layout" svg:x1="10.25cm" svg:y1="11cm" svg:x2="14.75cm" svg:y2="11cm">
          <text:p/>
        </draw:line>
        <draw:line draw:style-name="gr2" draw:text-style-name="P2" draw:layer="layout" svg:x1="14.75cm" svg:y1="7.25cm" svg:x2="17cm" svg:y2="7.25cm">
          <text:p/>
        </draw:line>
        <draw:line draw:style-name="gr2" draw:text-style-name="P2" draw:layer="layout" svg:x1="17cm" svg:y1="8.5cm" svg:x2="17cm" svg:y2="7.25cm">
          <text:p/>
        </draw:line>
        <draw:line draw:style-name="gr2" draw:text-style-name="P2" draw:layer="layout" svg:x1="17cm" svg:y1="11cm" svg:x2="17cm" svg:y2="9.75cm">
          <text:p/>
        </draw:line>
        <draw:custom-shape draw:style-name="gr6" draw:text-style-name="P2" draw:layer="layout" svg:width="1.25cm" svg:height="0.5cm" draw:transform="rotate (1.5707963267949) translate (16.75cm 9.7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5cm" svg:y1="11cm" svg:x2="17cm" svg:y2="11cm">
          <text:p/>
        </draw:line>
        <draw:line draw:style-name="gr7" draw:text-style-name="P2" draw:layer="layout" svg:x1="4.75cm" svg:y1="8.25cm" svg:x2="4.75cm" svg:y2="10cm">
          <text:p/>
        </draw:line>
        <draw:line draw:style-name="gr8" draw:text-style-name="P2" draw:layer="layout" svg:x1="9.5cm" svg:y1="10cm" svg:x2="9.5cm" svg:y2="8.25cm">
          <text:p/>
        </draw:line>
        <draw:line draw:style-name="gr9" draw:text-style-name="P2" draw:layer="layout" svg:x1="17.75cm" svg:y1="8cm" svg:x2="17.75cm" svg:y2="10.25cm">
          <text:p/>
        </draw:line>
        <draw:polygon draw:style-name="gr10" draw:text-style-name="P3" draw:layer="layout" svg:width="0.249cm" svg:height="0.499cm" svg:x="6.5cm" svg:y="7cm" svg:viewBox="0 0 250 500" draw:points="0,500 0,0 250,250">
          <text:p/>
        </draw:polygon>
        <draw:polygon draw:style-name="gr10" draw:text-style-name="P3" draw:layer="layout" svg:width="0.249cm" svg:height="0.499cm" svg:x="14.25cm" svg:y="7cm" svg:viewBox="0 0 250 500" draw:points="0,500 0,0 250,250">
          <text:p/>
        </draw:polygon>
        <draw:frame draw:style-name="gr11" draw:text-style-name="P3" draw:layer="layout" svg:width="0.649cm" svg:height="0.53cm" svg:x="4cm" svg:y="8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3" draw:layer="layout" svg:width="0.772cm" svg:height="0.53cm" svg:x="18cm" svg:y="8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3" draw:layer="layout" svg:width="0.97cm" svg:height="0.53cm" svg:x="15.78cm" svg:y="8.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3" draw:layer="layout" svg:width="0.509cm" svg:height="0.47cm" svg:x="13.5cm" svg:y="8.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3" draw:layer="layout" svg:width="1.381cm" svg:height="0.53cm" svg:x="13cm" svg:y="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3" draw:layer="layout" svg:width="0.466cm" svg:height="0.47cm" svg:x="11.25cm" svg:y="6.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3" draw:layer="layout" svg:width="0.581cm" svg:height="0.53cm" svg:x="8.75cm" svg:y="8.9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5" draw:layer="layout" svg:width="5.5cm" svg:height="1.5cm" svg:x="9.25cm" svg:y="11.25cm">
          <draw:text-box>
            <text:p text:style-name="P4"><text:span text:style-name="T1">Buck conver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7T18:05:17.241570399</meta:creation-date>
    <dc:date>2021-01-09T19:07:25.463633420</dc:date>
    <meta:editing-duration>PT17M30S</meta:editing-duration>
    <meta:editing-cycles>3</meta:editing-cycles>
    <meta:generator>LibreOffice/7.0.2.2$Linux_X86_64 LibreOffice_project/3a01483fc371ab18cfca4bab0d636937da5eaf70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b>
      <mi>v</mi>
      <mtext>in</mtext>
    </msub>
    <annotation encoding="StarMath 5.0">v_"in"</annotation>
  </semantics>
</math>
</file>

<file path=Object 2/content.xml><?xml version="1.0" encoding="utf-8"?>
<math xmlns="http://www.w3.org/1998/Math/MathML" display="block">
  <semantics>
    <msub>
      <mi>v</mi>
      <mtext>out</mtext>
    </msub>
    <annotation encoding="StarMath 5.0">v_"out"</annotation>
  </semantics>
</math>
</file>

<file path=Object 3/content.xml><?xml version="1.0" encoding="utf-8"?>
<math xmlns="http://www.w3.org/1998/Math/MathML" display="block">
  <semantics>
    <msub>
      <mi>R</mi>
      <mi mathvariant="italic">load</mi>
    </msub>
    <annotation encoding="StarMath 5.0">R_load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sub>
      <mi>R</mi>
      <mi mathvariant="italic">inductor</mi>
    </msub>
    <annotation encoding="StarMath 5.0">R_inductor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b>
      <mi>v</mi>
      <mi>d</mi>
    </msub>
    <annotation encoding="StarMath 5.0">v_d</annotation>
  </semantics>
</math>
</file>